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09"/>
    <style:style style:name="ce3" style:family="table-cell" style:parent-style-name="Default" style:data-style-name="N11"/>
    <style:style style:name="ce4" style:family="table-cell" style:parent-style-name="Default">
      <style:text-properties fo:color="#579d1c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ff0000"/>
    </style:style>
    <style:style style:name="ce7" style:family="table-cell" style:parent-style-name="Default" style:data-style-name="N11">
      <style:text-properties fo:color="#579d1c"/>
    </style:style>
    <style:style style:name="ce8" style:family="table-cell" style:parent-style-name="Default" style:data-style-name="N11">
      <style:text-properties fo:color="#ffcc00"/>
    </style:style>
    <style:style style:name="ce9" style:family="table-cell" style:parent-style-name="Default" style:data-style-name="N11">
      <style:text-properties fo:color="#ff0000"/>
    </style:style>
    <style:style style:name="ce10" style:family="table-cell" style:parent-style-name="Default" style:data-style-name="N2"/>
    <style:style style:name="ce11" style:family="table-cell" style:parent-style-name="Default">
      <style:text-properties fo:color="#ff3300"/>
    </style:style>
    <style:style style:name="ce12" style:family="table-cell" style:parent-style-name="Default" style:data-style-name="N107">
      <style:text-properties fo:color="#579d1c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</office:automatic-styles>
  <office:body>
    <office:spreadsheet>
      <table:table table:name="Schne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O</text:p>
          </table:table-cell>
          <table:table-cell office:value-type="string">
            <text:p>Diskont</text:p>
          </table:table-cell>
          <table:table-cell table:style-name="Default"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59.5">
            <text:p>59,5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7">
            <text:p>7,00%</text:p>
          </table:table-cell>
          <table:table-cell table:style-name="ce7" table:formula="of:=[.D2]+[.$B$10]+[.D11]+[.F11]+[.H12]+[.I9]" office:value-type="percentage" office:value="0.065">
            <text:p>6,50%</text:p>
          </table:table-cell>
          <table:table-cell/>
          <table:table-cell table:style-name="ce4" table:formula="of:=[.$B$5]*(1-((1+[.$B$6])/(1+[.E2]))^60)/(1-(1+[.$B$6])/(1+[.E2]))-0.5*[.$B$5]" office:value-type="currency" office:currency="USD" office:value="93.4827415777387">
            <text:p>$93,48</text:p>
          </table:table-cell>
          <table:table-cell table:style-name="ce12" table:formula="of:=[.G2]/1.07" office:value-type="currency" office:currency="EUR" office:value="87.3670482034941">
            <text:p>87,37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ebt – Cash</text:p>
          </table:table-cell>
          <table:table-cell office:value-type="float" office:value="16.7">
            <text:p>16,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085">
            <text:p>8,50%</text:p>
          </table:table-cell>
          <table:table-cell table:style-name="ce8" table:formula="of:=[.D3]+[.E2]-[.D2]" office:value-type="percentage" office:value="0.08">
            <text:p>8,00%</text:p>
          </table:table-cell>
          <table:table-cell/>
          <table:table-cell table:style-name="ce5" table:formula="of:=[.$B$5]*(1-((1+[.$B$6])/(1+[.E3]))^60)/(1-(1+[.$B$6])/(1+[.E3]))-0.5*[.$B$5]" office:value-type="currency" office:currency="USD" office:value="69.6961867861837">
            <text:p>$69,70</text:p>
          </table:table-cell>
          <table:table-cell table:style-name="ce13" table:formula="of:=[.G3]/1.07" office:value-type="currency" office:currency="EUR" office:value="65.1366231646577">
            <text:p>65,14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66.7495004511892">
            <text:p>66,75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2.285">
            <text:p>2,285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">
            <text:p>10,00%</text:p>
          </table:table-cell>
          <table:table-cell table:style-name="ce9" table:formula="of:=[.D4]+[.E3]-[.D3]" office:value-type="percentage" office:value="0.095">
            <text:p>9,50%</text:p>
          </table:table-cell>
          <table:table-cell/>
          <table:table-cell table:style-name="ce11" table:formula="of:=[.$B$5]*(1-((1+[.$B$6])/(1+[.E4]))^60)/(1-(1+[.$B$6])/(1+[.E4]))-0.5*[.$B$5]" office:value-type="currency" office:currency="USD" office:value="54.5385254775726">
            <text:p>$54,54</text:p>
          </table:table-cell>
          <table:table-cell table:style-name="ce14" table:formula="of:=[.G4]/1.07" office:value-type="currency" office:currency="EUR" office:value="50.970584558479">
            <text:p>50,97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Dividende</text:p>
          </table:table-cell>
          <table:table-cell table:style-name="ce2" office:value-type="currency" office:currency="USD" office:value="2.98">
            <text:p>$2,98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Div Wachstum</text:p>
          </table:table-cell>
          <table:table-cell table:style-name="ce3" office:value-type="percentage" office:value="0.0393">
            <text:p>3,93%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30853391684901">
            <text:p>7,31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40 M</text:p>
          </table:table-cell>
          <table:table-cell office:value-type="string">
            <text:p>AMC</text:p>
          </table:table-cell>
          <table:table-cell/>
        </table:table-row>
        <table:table-row table:style-name="ro1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style-name="ce3" office:value-type="percentage" office:value="0.005">
            <text:p>0,50%</text:p>
          </table:table-cell>
          <table:table-cell/>
        </table:table-row>
        <table:table-row table:style-name="ro1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1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1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1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</table:table>
      <table:table table:name="Schnell_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3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O</text:p>
          </table:table-cell>
          <table:table-cell office:value-type="string">
            <text:p>Diskont</text:p>
          </table:table-cell>
          <table:table-cell table:style-name="Default" office:value-type="string">
            <text:p>Basis</text:p>
          </table:table-cell>
          <table:table-cell office:value-type="string">
            <text:p>Angepasst</text:p>
          </table:table-cell>
          <table:table-cell/>
          <table:table-cell office:value-type="string">
            <text:p>Fairer Preis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1" office:value-type="currency" office:currency="EUR" office:value="59.5">
            <text:p>59,50 €</text:p>
          </table:table-cell>
          <table:table-cell table:style-name="ce4" office:value-type="string">
            <text:p>Niedrig</text:p>
          </table:table-cell>
          <table:table-cell table:style-name="ce7" office:value-type="percentage" office:value="0.085">
            <text:p>8,50%</text:p>
          </table:table-cell>
          <table:table-cell table:style-name="ce7" table:formula="of:=[.D2]+[.$B$10]+[.D11]+[.F11]+[.H12]+[.I9]" office:value-type="percentage" office:value="0.08">
            <text:p>8,00%</text:p>
          </table:table-cell>
          <table:table-cell/>
          <table:table-cell table:style-name="ce4" table:formula="of:=[.$B$5]*(1-((1+[.$B$6])/(1+[.E2]))^60)/(1-(1+[.$B$6])/(1+[.E2]))-0.5*[.$B$5]" office:value-type="currency" office:currency="USD" office:value="95.8907267863601">
            <text:p>$95,89</text:p>
          </table:table-cell>
          <table:table-cell table:style-name="ce12" table:formula="of:=[.G2]/1.07" office:value-type="currency" office:currency="EUR" office:value="89.6175016694954">
            <text:p>89,62 €</text:p>
          </table:table-cell>
          <table:table-cell table:style-name="ce7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Debt – Cash</text:p>
          </table:table-cell>
          <table:table-cell office:value-type="float" office:value="16.7">
            <text:p>16,7</text:p>
          </table:table-cell>
          <table:table-cell table:style-name="ce5" office:value-type="string">
            <text:p>Mittel</text:p>
          </table:table-cell>
          <table:table-cell table:style-name="ce8" office:value-type="percentage" office:value="0.1">
            <text:p>10,00%</text:p>
          </table:table-cell>
          <table:table-cell table:style-name="ce8" table:formula="of:=[.D3]+[.E2]-[.D2]" office:value-type="percentage" office:value="0.095">
            <text:p>9,50%</text:p>
          </table:table-cell>
          <table:table-cell/>
          <table:table-cell table:style-name="ce5" table:formula="of:=[.$B$5]*(1-((1+[.$B$6])/(1+[.E3]))^60)/(1-(1+[.$B$6])/(1+[.E3]))-0.5*[.$B$5]" office:value-type="currency" office:currency="USD" office:value="75.0362263282039">
            <text:p>$75,04</text:p>
          </table:table-cell>
          <table:table-cell table:style-name="ce13" table:formula="of:=[.G3]/1.07" office:value-type="currency" office:currency="EUR" office:value="70.1273143254242">
            <text:p>70,13 €</text:p>
          </table:table-cell>
          <table:table-cell table:style-name="ce8" office:value-type="percentage" office:value="0.6">
            <text:p>60,00%</text:p>
          </table:table-cell>
          <table:table-cell table:formula="of:=[.I2]*[.H2]+[.I3]*[.H3]+[.I4]*[.H4]" office:value-type="currency" office:currency="EUR" office:value="71.4166368175374">
            <text:p>71,42 €</text:p>
          </table:table-cell>
        </table:table-row>
        <table:table-row table:style-name="ro1">
          <table:table-cell office:value-type="string">
            <text:p>FFO</text:p>
          </table:table-cell>
          <table:table-cell office:value-type="float" office:value="2.285">
            <text:p>2,285</text:p>
          </table:table-cell>
          <table:table-cell table:style-name="ce6" office:value-type="string">
            <text:p>Hoch</text:p>
          </table:table-cell>
          <table:table-cell table:style-name="ce9" office:value-type="percentage" office:value="0.115">
            <text:p>11,50%</text:p>
          </table:table-cell>
          <table:table-cell table:style-name="ce9" table:formula="of:=[.D4]+[.E3]-[.D3]" office:value-type="percentage" office:value="0.11">
            <text:p>11,00%</text:p>
          </table:table-cell>
          <table:table-cell/>
          <table:table-cell table:style-name="ce11" table:formula="of:=[.$B$5]*(1-((1+[.$B$6])/(1+[.E4]))^60)/(1-(1+[.$B$6])/(1+[.E4]))-0.5*[.$B$5]" office:value-type="currency" office:currency="USD" office:value="61.079601202853">
            <text:p>$61,08</text:p>
          </table:table-cell>
          <table:table-cell table:style-name="ce14" table:formula="of:=[.G4]/1.07" office:value-type="currency" office:currency="EUR" office:value="57.0837394419187">
            <text:p>57,08 €</text:p>
          </table:table-cell>
          <table:table-cell table:style-name="ce15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FFO/Aktie</text:p>
          </table:table-cell>
          <table:table-cell table:style-name="ce2" office:value-type="currency" office:currency="USD" office:value="4.1">
            <text:p>$4,10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1">
          <table:table-cell office:value-type="string">
            <text:p>Wachstum</text:p>
          </table:table-cell>
          <table:table-cell table:style-name="ce3" office:value-type="percentage" office:value="0.0393">
            <text:p>3,93%</text:p>
          </table:table-cell>
          <table:table-cell/>
          <table:table-cell table:style-name="Default"/>
          <table:table-cell/>
          <table:table-cell table:style-name="ce2"/>
          <table:table-cell/>
          <table:table-cell table:style-name="ce1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office:value-type="string">
            <text:p>A3</text:p>
          </table:table-cell>
          <table:table-cell/>
          <table:table-cell table:style-name="Default"/>
          <table:table-cell table:number-columns-repeated="6"/>
        </table:table-row>
        <table:table-row table:style-name="ro2">
          <table:table-cell office:value-type="string" table:number-columns-spanned="2" table:number-rows-spanned="1">
            <text:p>Rating</text:p>
          </table:table-cell>
          <table:covered-table-cell/>
          <table:table-cell office:value-type="string">
            <text:p>NetDebt/FFO</text:p>
          </table:table-cell>
          <table:table-cell table:style-name="ce10" table:formula="of:=[.B3]/[.B4]" office:value-type="float" office:value="7.30853391684901">
            <text:p>7,31</text:p>
          </table:table-cell>
          <table:table-cell office:value-type="string">
            <text:p>Branche</text:p>
          </table:table-cell>
          <table:table-cell/>
          <table:table-cell office:value-type="string">
            <text:p>Größe</text:p>
          </table:table-cell>
          <table:table-cell office:value-type="string">
            <text:p>40 M</text:p>
          </table:table-cell>
          <table:table-cell office:value-type="string">
            <text:p>AMC</text:p>
          </table:table-cell>
          <table:table-cell/>
        </table:table-row>
        <table:table-row table:style-name="ro2">
          <table:table-cell office:value-type="string">
            <text:p>Moodys AA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6</text:p>
          </table:table-cell>
          <table:table-cell office:value-type="percentage" office:value="-0.01">
            <text:p>-1,00%</text:p>
          </table:table-cell>
          <table:table-cell office:value-type="string">
            <text:p>Residential</text:p>
          </table:table-cell>
          <table:table-cell table:style-name="ce3" office:value-type="percentage" office:value="-0.01">
            <text:p>-1,00%</text:p>
          </table:table-cell>
          <table:table-cell office:value-type="string">
            <text:p>&lt; 1 M</text:p>
          </table:table-cell>
          <table:table-cell table:style-name="ce3" office:value-type="percentage" office:value="0.01">
            <text:p>1,00%</text:p>
          </table:table-cell>
          <table:table-cell table:style-name="ce3" office:value-type="percentage" office:value="0.005">
            <text:p>0,50%</text:p>
          </table:table-cell>
          <table:table-cell/>
        </table:table-row>
        <table:table-row table:style-name="ro2">
          <table:table-cell office:value-type="string">
            <text:p>Moodys A</text:p>
          </table:table-cell>
          <table:table-cell table:style-name="ce3" office:value-type="percentage" office:value="-0.005">
            <text:p>-0,50%</text:p>
          </table:table-cell>
          <table:table-cell office:value-type="string">
            <text:p>&lt;7</text:p>
          </table:table-cell>
          <table:table-cell office:value-type="percentage" office:value="-0.005">
            <text:p>-0,50%</text:p>
          </table:table-cell>
          <table:table-cell office:value-type="string">
            <text:p>Office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 5 M</text:p>
          </table:table-cell>
          <table:table-cell table:style-name="ce3" office:value-type="percentage" office:value="0.005">
            <text:p>0,50%</text:p>
          </table:table-cell>
          <table:table-cell table:number-columns-repeated="2"/>
        </table:table-row>
        <table:table-row table:style-name="ro2">
          <table:table-cell office:value-type="string">
            <text:p>Moodys Baa</text:p>
          </table:table-cell>
          <table:table-cell office:value-type="float" office:value="0">
            <text:p>0</text:p>
          </table:table-cell>
          <table:table-cell office:value-type="string">
            <text:p>&lt;8</text:p>
          </table:table-cell>
          <table:table-cell office:value-type="percentage" office:value="0">
            <text:p>0,00%</text:p>
          </table:table-cell>
          <table:table-cell office:value-type="string">
            <text:p>Commercial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lt; 10 M</text:p>
          </table:table-cell>
          <table:table-cell table:style-name="ce3" office:value-type="percentage" office:value="0">
            <text:p>0,00%</text:p>
          </table:table-cell>
          <table:table-cell table:number-columns-repeated="2"/>
        </table:table-row>
        <table:table-row table:style-name="ro2">
          <table:table-cell office:value-type="string">
            <text:p>Moodys Ba</text:p>
          </table:table-cell>
          <table:table-cell table:style-name="ce3" office:value-type="percentage" office:value="0.01">
            <text:p>1,00%</text:p>
          </table:table-cell>
          <table:table-cell office:value-type="string">
            <text:p>&lt;10</text:p>
          </table:table-cell>
          <table:table-cell office:value-type="percentage" office:value="0.01">
            <text:p>1,00%</text:p>
          </table:table-cell>
          <table:table-cell office:value-type="string">
            <text:p>Mixed</text:p>
          </table:table-cell>
          <table:table-cell table:style-name="ce3" office:value-type="percentage" office:value="0">
            <text:p>0,00%</text:p>
          </table:table-cell>
          <table:table-cell office:value-type="string">
            <text:p>&gt; 10 M</text:p>
          </table:table-cell>
          <table:table-cell table:style-name="ce3" office:value-type="percentage" office:value="-0.005">
            <text:p>-0,50%</text:p>
          </table:table-cell>
          <table:table-cell table:number-columns-repeated="2"/>
        </table:table-row>
        <table:table-row table:style-name="ro2">
          <table:table-cell office:value-type="string">
            <text:p>Schlechter</text:p>
          </table:table-cell>
          <table:table-cell table:style-name="ce3" office:value-type="percentage" office:value="0.03">
            <text:p>3,00%</text:p>
          </table:table-cell>
          <table:table-cell office:value-type="string">
            <text:p>&lt;12</text:p>
          </table:table-cell>
          <table:table-cell office:value-type="percentage" office:value="0.02">
            <text:p>2,00%</text:p>
          </table:table-cell>
          <table:table-cell office:value-type="string">
            <text:p>Special</text:p>
          </table:table-cell>
          <table:table-cell table:style-name="ce3" office:value-type="percentage" office:value="0.015">
            <text:p>1,50%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4">04.03.2023</text:date>, <text:time>15:30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3-04T15:30:18.48</dc:date>
    <dc:creator>aaa </dc:creator>
    <meta:editing-duration>P3DT4H14M44S</meta:editing-duration>
    <meta:editing-cycles>47</meta:editing-cycles>
    <meta:generator>OpenOffice/4.1.5$Win32 OpenOffice.org_project/415m1$Build-9789</meta:generator>
    <meta:document-statistic meta:table-count="2" meta:cell-count="170" meta:object-count="0"/>
  </office:meta>
</office:document-meta>
</file>